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2.5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fo:language="en" fo:country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number-columns-repeated="2" table:style-name="ce1" office:value-type="string">
            <text:p>Name</text:p>
          </table:table-cell>
          <table:table-cell office:value-type="string">
            <text:p>Dialogue</text:p>
          </table:table-cell>
          <table:table-cell office:value-type="string">
            <text:p>EndConvo</text:p>
          </table:table-cell>
          <table:table-cell office:value-type="string">
            <text:p>AffectNPC</text:p>
          </table:table-cell>
          <table:table-cell table:number-columns-repeated="1019"/>
        </table:table-row>
        <table:table-row table:style-name="ro1">
          <table:table-cell table:number-columns-repeated="2" table:style-name="ce1" office:value-type="string">
            <text:p>Player</text:p>
          </table:table-cell>
          <table:table-cell table:style-name="ce2" office:value-type="string">
            <text:p>Hark, a fellow criminal! Someone to share the heavy burden of loneliness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Prisoner</text:p>
          </table:table-cell>
          <table:table-cell table:style-name="ce2" office:value-type="string">
            <text:p>Don't call me a crimina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My mistake, I mistook you for a some sort of no-goode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Let me guess, assault with an unregistered fork?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ayer</text:p>
          </table:table-cell>
          <table:table-cell table:style-name="ce2" office:value-type="string">
            <text:p>I was framed for a murder I didn't do, by that bastard Theolandiou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That is how framing works. Well done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ayer</text:p>
          </table:table-cell>
          <table:table-cell table:style-name="ce2" office:value-type="string">
            <text:p>Its fine, l'll just clear up this issue and go free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Yes, people framed for murder by the military do often go free, I bow before your genius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ayer</text:p>
          </table:table-cell>
          <table:table-cell table:style-name="ce2" office:value-type="string">
            <text:p>They'll...there's no proof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Again, you do know how framing works, right?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ayer</text:p>
          </table:table-cell>
          <table:table-cell table:style-name="ce2" office:value-type="string">
            <text:p>But..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Aw, is your cruel, totalitarian government being corrupt? If it makes you feel better, your set to be executed tommorrow. Everone here is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ayer</text:p>
          </table:table-cell>
          <table:table-cell table:style-name="ce2" office:value-type="string">
            <text:p>What? How do you know?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I wouldn't be here if not. The Goverment had this great idea to solve the prison overpopulation and unveil a new Mech at the same time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<text:s/>Hope you enjoy death by 20mm explosive rounds. Where they lack in class, they have in showmen ship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ayer</text:p>
          </table:table-cell>
          <table:table-cell table:style-name="ce2" office:value-type="string">
            <text:p>..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Judging from your expressions, this is not ideal for you. For some reason, I agree. Which is why I don't intend to be the one getting shot at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ayer</text:p>
          </table:table-cell>
          <table:table-cell table:style-name="ce2" office:value-type="string">
            <text:p>Sorry?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I'm going to steal the mech, and escape!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ayer</text:p>
          </table:table-cell>
          <table:table-cell table:style-name="ce2" office:value-type="string">
            <text:p>How are you going to escape this cell, much less steal a new Mech?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I got a guy on the inside. Well, outside, but he can hack the doors. I just sneak out, make my way to the police mech hanger, steal the mech, and bam! I'm out!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ayer</text:p>
          </table:table-cell>
          <table:table-cell table:style-name="ce2" office:value-type="string">
            <text:p>How are you going to do that without arms?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A keen observation. That will be useful, among your other skills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ayer</text:p>
          </table:table-cell>
          <table:table-cell table:style-name="ce2" office:value-type="string">
            <text:p>You don't mean..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What, you thought I was just saying my plan as small talk? I mean, whatever reason could I need the help of an infamous Class C Mech Rookie turned Traitor?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<text:s/>Luckly I just so happend to be placed in a cell with you, unrelated to the hacker I told about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ayer</text:p>
          </table:table-cell>
          <table:table-cell table:style-name="ce2" office:value-type="string">
            <text:p>And why would I help you?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We already went over this. You are going to get executed. That's not going to change based on how many boyscout medals you earned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<text:s/>You can come with me, escaping to get revenge on the government that sentenced you to death..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Or! You can stay here, go to a TOTALLY real trial, and get executed. 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<text:s/>I will point out, I will also die in that situation so this is less of a choice than a "how many times to i have to kick you with the former option?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ayer</text:p>
          </table:table-cell>
          <table:table-cell table:style-name="ce2" office:value-type="string">
            <text:p>So...no choice?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Does the queen shit gold?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ayer</text:p>
          </table:table-cell>
          <table:table-cell table:style-name="ce2" office:value-type="string">
            <text:p>..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No, and if you try to find out, you'll get executed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ayer</text:p>
          </table:table-cell>
          <table:table-cell table:style-name="ce2" office:value-type="string">
            <text:p>Fine. When do we start?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soner</text:p>
          </table:table-cell>
          <table:table-cell table:style-name="ce2" office:value-type="string">
            <text:p>Why not now?The doors not getting any less not locked.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8/22/2017</text:date>, <text:time>17:5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2T17:55:04.62</dc:date>
    <meta:generator>OpenOffice/4.1.3$Win32 OpenOffice.org_project/413m1$Build-9783</meta:generator>
    <meta:editing-duration>PT20M24S</meta:editing-duration>
    <meta:editing-cycles>2</meta:editing-cycles>
    <meta:document-statistic meta:table-count="1" meta:cell-count="81" meta:object-count="0"/>
  </office:meta>
</office:document-meta>
</file>